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ab54" officeooo:paragraph-rsid="0015ab54"/>
    </style:style>
    <style:style style:name="P2" style:family="paragraph" style:parent-style-name="Standard">
      <style:text-properties officeooo:rsid="0016f1d4" officeooo:paragraph-rsid="0016f1d4"/>
    </style:style>
    <style:style style:name="P3" style:family="paragraph" style:parent-style-name="Standard">
      <style:text-properties officeooo:rsid="0016f1d4" officeooo:paragraph-rsid="00180643"/>
    </style:style>
    <style:style style:name="P4" style:family="paragraph" style:parent-style-name="Standard">
      <style:text-properties officeooo:rsid="00174863" officeooo:paragraph-rsid="00174863"/>
    </style:style>
    <style:style style:name="P5" style:family="paragraph" style:parent-style-name="Standard">
      <style:text-properties officeooo:rsid="0019decd" officeooo:paragraph-rsid="0019decd"/>
    </style:style>
    <style:style style:name="P6" style:family="paragraph" style:parent-style-name="Standard">
      <style:text-properties officeooo:rsid="001b3fe4" officeooo:paragraph-rsid="001b3fe4"/>
    </style:style>
    <style:style style:name="P7" style:family="paragraph" style:parent-style-name="Standard">
      <style:text-properties officeooo:rsid="001d32dd" officeooo:paragraph-rsid="001d32dd"/>
    </style:style>
    <style:style style:name="P8" style:family="paragraph" style:parent-style-name="Standard">
      <style:text-properties officeooo:rsid="001ea5a8" officeooo:paragraph-rsid="001ea5a8"/>
    </style:style>
    <style:style style:name="P9" style:family="paragraph" style:parent-style-name="Standard">
      <style:text-properties officeooo:rsid="001ef6eb" officeooo:paragraph-rsid="001ef6eb"/>
    </style:style>
    <style:style style:name="P10" style:family="paragraph" style:parent-style-name="Standard">
      <style:text-properties officeooo:rsid="001ef6eb" officeooo:paragraph-rsid="001f1ac5"/>
    </style:style>
    <style:style style:name="P11" style:family="paragraph" style:parent-style-name="Standard">
      <style:text-properties officeooo:rsid="001f1ac5" officeooo:paragraph-rsid="001f1ac5"/>
    </style:style>
    <style:style style:name="P12" style:family="paragraph" style:parent-style-name="Standard">
      <style:text-properties officeooo:rsid="0020870a" officeooo:paragraph-rsid="0020870a"/>
    </style:style>
    <style:style style:name="T1" style:family="text">
      <style:text-properties officeooo:rsid="00174863"/>
    </style:style>
    <style:style style:name="T2" style:family="text">
      <style:text-properties officeooo:rsid="0019dec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officeooo:rsid="001ea5a8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/>
      <text:p text:style-name="P1">Create view Vw_informações<text:line-break/>as select c.nome as Nome , c.id_cidade as Cidade , c.cpf as Cpf, c.data_nasc as NascidaEm , v.*<text:line-break/>from clientes c left join vendas v on <text:line-break/><text:tab/>(c.id_cliente = v.id_cliente)<text:line-break/></text:p>
      <text:p text:style-name="P1">2.</text:p>
      <text:p text:style-name="P1"/>
      <text:p text:style-name="P1">Create view Vw_NovasInformações<text:line-break/>as select <text:s/>c.nome as Nome , c.id_cidade as Cidade , c.cpf as Cpf, c.data_nasc as NascidaEm <text:s/>, v.id_venda<text:line-break/>from clientes c left join vendas v on <text:line-break/><text:tab/>(c.id_cliente = v.id_cliente)<text:line-break/>group by c.id_cliente<text:line-break/></text:p>
      <text:p text:style-name="P2">3.</text:p>
      <text:p text:style-name="P2"/>
      <text:p text:style-name="P2">Create view Vw_Client_Cidade<text:line-break/>as select <text:span text:style-name="T2">c.id_cliente as ID ,</text:span>c.nome as Nome <text:s/>, c.cpf as Cpf, c.data_nasc as NascidaEm, c.id_cidade as Cidade , ci.nome_cidade as Nome_cidade ,ci.estado as UF<text:line-break/>from clientes c inner join Cidades ci on <text:line-break/><text:tab/>(c.id_cidade = ci.id_cidade)<text:line-break/>group by c.id_cliente</text:p>
      <text:p text:style-name="P2"/>
      <text:p text:style-name="P2">4.</text:p>
      <text:p text:style-name="P2"/>
      <text:p text:style-name="P3"><text:span text:style-name="T1">Create</text:span> view Vw_InfoProduto<text:line-break/>as select vi.id_venda as Id_Venda, p.id_produto as Id_Protudo, p.descricao as Descrição, p.valor_unit as ValorUnitario, vi.quant as Quantidade<text:line-break/>from produtos p inner join vendas_itens vi on <text:line-break/><text:tab/>(vi.id_produto = p.id_produto) <text:line-break/><text:line-break/></text:p>
      <text:p text:style-name="P4">5.</text:p>
      <text:p text:style-name="P4"/>
      <text:p text:style-name="P4">Create view Vw_ProdutoGrupo<text:line-break/>as select <text:s/>p.id_produto as Id_Pro<text:span text:style-name="T5">d</text:span>u<text:span text:style-name="T5">t</text:span>o, p.descricao as Descrição, p.valor_unit as ValorUnitario , g.nome as GrupoNome<text:line-break/>from produtos p inner join grupos g on <text:line-break/><text:tab/>(g.id_grupo = p.id_grupo) <text:line-break/>group by p.id_produto<text:line-break/></text:p>
      <text:p text:style-name="P4"/>
      <text:p text:style-name="P4">6.</text:p>
      <text:p text:style-name="P4">Create view Vw_InformacaoVendas</text:p>
      <text:p text:style-name="P4">as select v.id_venda as Venda , v.id_cliente as IDcliente , v.data_venda as Data, p.*</text:p>
      <text:p text:style-name="P4"/>
      <text:p text:style-name="P4">from vendas v inner join vendas_itens vi <text:s/>on </text:p>
      <text:p text:style-name="P4"><text:s text:c="4"/>(v.id_venda = vi.id_venda) inner join produtos p on (vi.id_produto = p.id_produto)</text:p>
      <text:p text:style-name="P4"><text:s/>order by v.id_venda</text:p>
      <text:p text:style-name="P7"/>
      <text:p text:style-name="P7"><text:soft-page-break/>7.</text:p>
      <text:p text:style-name="P7">Create view Vw_CidadesClientes</text:p>
      <text:p text:style-name="P7">as select c.nome_cidade as Cidade , cl.nome as Cliente</text:p>
      <text:p text:style-name="P7"/>
      <text:p text:style-name="P7">from cidades c inner join clientes cl <text:s/>on </text:p>
      <text:p text:style-name="P7"><text:s text:c="4"/>(c.id_cidade = cl.id_cidade) </text:p>
      <text:p text:style-name="P7"><text:s/>order by c.nome_cidade</text:p>
      <text:p text:style-name="P7"><text:s/></text:p>
      <text:p text:style-name="P7"/>
      <text:p text:style-name="P7">Create view Vw_ValorTotalGastoCliente</text:p>
      <text:p text:style-name="P7">as select <text:s/>c.nome as Cliente, sum(v.total_venda) as ValorGasto</text:p>
      <text:p text:style-name="P7"/>
      <text:p text:style-name="P7">from vendas v inner join clientes c <text:s/>on </text:p>
      <text:p text:style-name="P7"><text:s text:c="4"/>(v.id_cliente = c.id_cliente) </text:p>
      <text:p text:style-name="P7">group by c.nome</text:p>
      <text:p text:style-name="P7"/>
      <text:p text:style-name="P5">A.</text:p>
      <text:p text:style-name="P5"/>
      <text:p text:style-name="P5">select vw_i.nome as Cliente , sum(vw_i.total_venda) as Gastou<text:line-break/>from vw_informações vw_i<text:line-break/>where vw_i.data_venda like "2018-03-%"<text:line-break/>group by vw_i.nome</text:p>
      <text:p text:style-name="P5"/>
      <text:p text:style-name="P5">b.</text:p>
      <text:p text:style-name="P5">select vw_c.nome as Cliente , vw_i.cidade as Cidade<text:line-break/>from vw_client_cidade vw_c inner join vw_informações vw_i on<text:line-break/><text:tab/>(vw_c.id = vw_i.id_cliente)<text:line-break/>where vw_c.Cidade = "poa" and<text:line-break/><text:tab/>vw_i.data_venda like "2018-04-%"</text:p>
      <text:p text:style-name="P5"/>
      <text:p text:style-name="P6">C.</text:p>
      <text:p text:style-name="P6"/>
      <text:p text:style-name="P6">select vw_c.nome_cidade as CidadeDoCliente, vw_i.cidade as Cidade , Count(vw_i.id_venda) as Compras<text:line-break/>from <text:s/>vw_informações vw_i inner join vw_client_cidade vw_c on <text:line-break/><text:tab/>(vw_i.id_cliente = vw_c.Id)<text:line-break/>group by vw_i.id_cliente</text:p>
      <text:p text:style-name="P8">limit 1</text:p>
      <text:p text:style-name="P9"/>
      <text:p text:style-name="P9"><text:span text:style-name="T3">D</text:span>.</text:p>
      <text:p text:style-name="P9"/>
      <text:p text:style-name="P10">select v2.* , sum(v2.quantidade) as vendido<text:line-break/>from <text:s/>vw_infoproduto v2<text:line-break/>group by v2.id_protudo<text:line-break/>order by vendido<text:line-break/></text:p>
      <text:p text:style-name="P12">E.</text:p>
      <text:p text:style-name="P12"/>
      <text:p text:style-name="P12">select v2.* , SUm(v2.quantidade) as vendido<text:line-break/>from <text:s/>vw_infoproduto v2<text:line-break/>group by v2.id_venda<text:line-break/><text:soft-page-break/>order by vendido desc<text:line-break/></text:p>
      <text:p text:style-name="P9"/>
      <text:p text:style-name="P11">F.</text:p>
      <text:p text:style-name="P10"/>
      <text:p text:style-name="P10">select v2.* , sum(v2.quantidade) as vendido<text:line-break/>from vw_informacaovendas v1 inner join vw_infoproduto v2 on <text:line-break/><text:tab/>(v1.id_produto = v2.id_protudo)<text:line-break/>group by v1.id_produto<text:line-break/>order by vendido<text:line-break/>limit 1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9:53:01.183000000</meta:creation-date>
    <dc:date>2019-06-05T21:57:48.013000000</dc:date>
    <meta:editing-duration>PT2M42S</meta:editing-duration>
    <meta:editing-cycles>1</meta:editing-cycles>
    <meta:document-statistic meta:table-count="0" meta:image-count="0" meta:object-count="0" meta:page-count="3" meta:paragraph-count="41" meta:word-count="403" meta:character-count="2829" meta:non-whitespace-character-count="2410"/>
    <meta:generator>LibreOffice/6.0.4.2$Windows_X86_64 LibreOffice_project/9b0d9b32d5dcda91d2f1a96dc04c645c450872bf</meta:generator>
  </office:meta>
</office:document-meta>
</file>